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ebcloud – How to use</text:p>
      <text:p text:style-name="P1"/>
      <text:p text:style-name="P1">Die Webcloud kann von allen registrierten Usern genutzt werden.<text:line-break/>Um sich anzumelden, klicken Sie auf den Link, der auf register.php verweist („Falls noch nicht, können Sie sich hier registrieren“).<text:line-break/><text:line-break/>Bei der Wahl des Passworts sollte darauf geachtet werden, dass es Groß- und Kleinbuchstaben enthält, sowie mindestens eine Ziffer (0-9), also alphanummerisch.<text:line-break/><text:line-break/>Einmal registriert, kann man sich über login.php anmelden („Wenn Sie schon registriert sind, dann können Sie sich hier einloggen“)<text:line-break/><text:line-break/>Nach erfolgreichem Login sieht man seinen „Workspace“, auf dem man Dateien über ein Upload-Formular hochladen kann und die bereits hoch geladenen Dateien in einer Liste sehen. <text:line-break/>Es werden weitere Optionen (Datei ansehen, umbenennen, Datei löschen) und Details (Dateigröße, Dateityp, Erstellungsdatum) zu diesen Dateien angeboten.<text:line-break/>Es werden nur die Dateien angezeigt, die man selbst hochgeladen ha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2T11:13:08.14</meta:creation-date>
    <dc:date>2016-01-22T11:30:18.48</dc:date>
    <meta:editing-duration>PT17M12S</meta:editing-duration>
    <meta:editing-cycles>9</meta:editing-cycles>
    <meta:generator>OpenOffice.org/3.4.1$Win32 OpenOffice.org_project/341m1$Build-9593</meta:generator>
    <meta:document-statistic meta:table-count="0" meta:image-count="0" meta:object-count="0" meta:page-count="1" meta:paragraph-count="2" meta:word-count="130" meta:character-count="908"/>
  </office:meta>
</office:document-meta>
</file>